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394.4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49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mmand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015, T1050, T1053, T1055, T1078, T1134, T1138, T1182, T1197</text:p>
          </table:table-cell>
          <table:table-cell office:value-type="string" calcext:value-type="string">
            <text:p>T1006, T1027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Traffic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Rename</text:p>
          </table:table-cell>
          <table:table-cell/>
          <table:table-cell office:value-type="string" calcext:value-type="string">
            <text:p>T1151</text:p>
          </table:table-cell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, T1151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 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office:value-type="string" calcext:value-type="string">
            <text:p>T1040</text:p>
          </table:table-cell>
          <table:table-cell office:value-type="string" calcext:value-type="string">
            <text:p>T1040, T1046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11, T1020, T1029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Activity by IP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office:value-type="string" calcext:value-type="string">
            <text:p>T1040</text:p>
          </table:table-cell>
          <table:table-cell office:value-type="string" calcext:value-type="string">
            <text:p>T1040, T1046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<text:span text:style-name="T1">T1041, T1020, T1029, T1030, </text:span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Carving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table:number-columns-repeated="2"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Full Packet Capture</text:p>
          </table:table-cell>
          <table:table-cell office:value-type="string" calcext:value-type="string">
            <text:p>T1189, T119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06, T1117, T1118, T1121, T1127, T1151, T1152, T1153, T1155, T1170, T1173, T1191, T1196, T1204, T1216, T1218, T1220, T1223</text:p>
          </table:table-cell>
          <table:table-cell office:value-type="string" calcext:value-type="string">
            <text:p><text:span text:style-name="T1">T1004, T1015, T1023, T1031, T1034, T1042, </text:span>T1053, T1078, T1138, T1044, T1152, T1156, T1158, T1182, T1183, T1197</text:p>
          </table:table-cell>
          <table:table-cell office:value-type="string" calcext:value-type="string">
            <text:p><text:span text:style-name="T1">T1044, T1050, T1053, T1055, T1078, T1015, T1134, T1138, T1182, T1183, </text:span>T1197</text:p>
          </table:table-cell>
          <table:table-cell office:value-type="string" calcext:value-type="string">
            <text:p><text:span text:style-name="T1">T1054, T1055</text:span>, T1064, T1078, T1085, T1117, T1118, T1121, T1127, T1151, T1152, T1158, T1170, T1183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, T1155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 Request</text:p>
          </table:table-cell>
          <table:table-cell office:value-type="string" calcext:value-type="string">
            <text:p><text:span text:style-name="T1">T1189, T1192, </text:span>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 Attached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NS 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HCP Reques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ch one or more Attack Tactic codes and replace with X</text:p>
          </table:table-cell>
          <table:table-cell office:value-type="string" calcext:value-type="string">
            <text:p>(T[\d]{4}(,\s)?)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ch Tactic Names and replace with markdown links</text:p>
          </table:table-cell>
          <table:table-cell office:value-type="string" calcext:value-type="string">
            <text:p>^(\w+)\s(\w+)\s(\w+)\s(\w+)$</text:p>
          </table:table-cell>
          <table:table-cell office:value-type="string" calcext:value-type="string">
            <text:p>[\1 \2 \3 \4]\(/Tactics/\1-\2-\3-\4.md\)</text:p>
          </table:table-cell>
        </table:table-row>
        <table:table-row table:style-name="ro1">
          <table:table-cell office:value-type="string" calcext:value-type="string">
            <text:p>Save as .csv with | as delimiter</text:p>
          </table:table-cell>
          <table:table-cell table:number-columns-repeated="2"/>
        </table:table-row>
      </table:table>
      <table:table table:name="MarkdownCSV" table:style-name="ta1">
        <office:forms form:automatic-focus="false" form:apply-design-mode="false"/>
        <table:table-column table:style-name="co7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[Account Creation](/Tactics/Account-Crea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Account Logon](/Tactics/Account-Logon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Account Modification](/Tactics/Account-Modification.md)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[API Usage](/Tactics/API-Usag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[Commandline Activity](/Tactics/Commandline-Activity.md)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Configuration Change](/Tactics/Configuration-Change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[DLL Load](/Tactics/DLL-Load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Domain Replication Request](/Tactics/Domain-Replication-Reques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Email Sent](/Tactics/Email-Sent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File Access](/Tactics/File-Access.md)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File Contents](/Tactics/File-Contents.md)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[File Creation](/Tactics/File-Creation.md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File Deletion](/Tactics/File-Dele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[File Modification](/Tactics/File-Modification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File Rename](/Tactics/File-Renam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Firmware Modification](/Tactics/Firmware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Log Clearing](/Tactics/Log-Clearing.m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MBR VBR Modification](/Tactics/MBR-VBR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amed Pipe Connection](/Tactics/Named-Pipe-Connec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amed Pipe Creation](/Tactics/Named-Pipe-Crea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Network Activity by Process](/Tactics/Network-Activity-by-Process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[Network Activity by IP](/Tactics/Network-Activity-by-IP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Connection Length](/Tactics/Network-Connection-Length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File Carving](/Tactics/Network-File-Carving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Port Opening](/Tactics/Network-Port-Open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[Network SendReceive Bytes](/Tactics/Network-SendReceive-Byte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[Network Traffic Timestamps](/Tactics/Network-Traffic-Timestamps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Network Full Packet Capture](/Tactics/Network-Full-Packet-Captur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[Process Execution](/Tactics/Process-Execution.md)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[Process Hooking](/Tactics/Process-Hook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Process Termination](/Tactics/Process-Termination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Registry Entry Access](/Tactics/Registry-Entry-Acces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Registry Entry Creation](/Tactics/Registry-Entry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Registry Entry Deletion](/Tactics/Registry-Entry-Dele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[Registry Entry Modification](/Tactics/Registry-Entry-Modific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Scheduled Task](/Tactics/Scheduled-Task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Service Creation](/Tactics/Service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Service Modification](/Tactics/Service-Modification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SQL Command](/Tactics/SQL-Comman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Web Request](/Tactics/Web-Request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USB Device Attached](/Tactics/USB-Device-Attache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WMI Activity](/Tactics/WMI-Activity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DNS Request](/Tactics/DNS-Request.m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DHCP Request](/Tactics/DHCP-Request.md)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pping.A1:Mapping.L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22:19:57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8-19T22:46:26.688000000</dc:date>
    <meta:editing-duration>P16DT2H45M17S</meta:editing-duration>
    <meta:editing-cycles>431</meta:editing-cycles>
    <meta:generator>LibreOffice/6.2.5.2$Windows_X86_64 LibreOffice_project/1ec314fa52f458adc18c4f025c545a4e8b22c159</meta:generator>
    <meta:document-statistic meta:table-count="3" meta:cell-count="429" meta:object-count="0"/>
  </office:meta>
</office:document-meta>
</file>